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f418" officeooo:paragraph-rsid="0010f418"/>
    </style:style>
    <style:style style:name="P2" style:family="paragraph" style:parent-style-name="Standard">
      <style:text-properties officeooo:rsid="0012be9a" officeooo:paragraph-rsid="0012be9a"/>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0f418" officeooo:paragraph-rsid="0010f418" style:font-size-asian="12pt" style:font-size-complex="12pt"/>
    </style:style>
    <style:style style:name="P5" style:family="paragraph" style:parent-style-name="Standard">
      <style:text-properties style:font-name="Liberation Serif" fo:font-size="12pt" officeooo:rsid="00121939" officeooo:paragraph-rsid="00121939" style:font-size-asian="12pt" style:font-size-complex="12pt"/>
    </style:style>
    <style:style style:name="P6" style:family="paragraph" style:parent-style-name="Standard">
      <style:text-properties style:font-name="Liberation Serif" fo:font-size="12pt" officeooo:rsid="00121939" officeooo:paragraph-rsid="0015d3f5" style:font-size-asian="12pt" style:font-size-complex="12pt"/>
    </style:style>
    <style:style style:name="P7" style:family="paragraph" style:parent-style-name="Standard">
      <style:text-properties style:font-name="Liberation Serif" fo:font-size="12pt" officeooo:rsid="0015d3f5" officeooo:paragraph-rsid="0015d3f5" style:font-size-asian="12pt" style:font-size-complex="12pt"/>
    </style:style>
    <style:style style:name="P8" style:family="paragraph" style:parent-style-name="Standard">
      <style:text-properties style:font-name="Liberation Serif" fo:font-size="12pt" officeooo:paragraph-rsid="001e8df4" style:font-size-asian="12pt" style:font-size-complex="12pt"/>
    </style:style>
    <style:style style:name="P9" style:family="paragraph" style:parent-style-name="Standard">
      <style:text-properties style:font-name="Liberation Serif" fo:font-size="12pt" officeooo:rsid="0012be9a" officeooo:paragraph-rsid="0012be9a" style:font-size-asian="12pt" style:font-size-complex="12pt"/>
    </style:style>
    <style:style style:name="P10" style:family="paragraph" style:parent-style-name="Standard">
      <style:text-properties style:font-name="Liberation Serif" fo:font-size="12pt" officeooo:rsid="001b449f" officeooo:paragraph-rsid="001b449f" style:font-size-asian="12pt" style:font-size-complex="12pt"/>
    </style:style>
    <style:style style:name="P11" style:family="paragraph" style:parent-style-name="Standard">
      <style:text-properties style:font-name="Liberation Serif" fo:font-size="12pt" officeooo:rsid="00195c39" officeooo:paragraph-rsid="00198b95" style:font-size-asian="12pt" style:font-size-complex="12pt"/>
    </style:style>
    <style:style style:name="P12" style:family="paragraph" style:parent-style-name="Standard">
      <style:text-properties style:font-name="Liberation Serif" fo:font-size="12pt" officeooo:rsid="0023e165" officeooo:paragraph-rsid="0023e165" style:font-size-asian="12pt" style:font-size-complex="12pt"/>
    </style:style>
    <style:style style:name="P13" style:family="paragraph" style:parent-style-name="Text_20_body">
      <style:text-properties style:font-name="Liberation Serif" fo:font-size="12pt" style:font-size-asian="12pt" style:font-size-complex="12pt"/>
    </style:style>
    <style:style style:name="P14" style:family="paragraph" style:parent-style-name="Text_20_body">
      <style:text-properties style:font-name="Liberation Serif" fo:font-size="12pt" officeooo:rsid="0012be9a" officeooo:paragraph-rsid="0012be9a" style:font-size-asian="12pt" style:font-size-complex="12pt"/>
    </style:style>
    <style:style style:name="P15" style:family="paragraph" style:parent-style-name="Text_20_body">
      <style:text-properties style:font-name="Liberation Serif" fo:font-size="12pt" officeooo:rsid="00195c39" officeooo:paragraph-rsid="00195c39" style:font-size-asian="12pt" style:font-size-complex="12pt"/>
    </style:style>
    <style:style style:name="P16" style:family="paragraph" style:parent-style-name="Text_20_body">
      <style:text-properties style:font-name="Liberation Serif" fo:font-size="12pt" officeooo:rsid="001cab8b" officeooo:paragraph-rsid="001cab8b" style:font-size-asian="12pt" style:font-size-complex="12pt"/>
    </style:style>
    <style:style style:name="T1" style:family="text">
      <style:text-properties officeooo:rsid="0012be9a"/>
    </style:style>
    <style:style style:name="T2" style:family="text">
      <style:text-properties officeooo:rsid="00192a83"/>
    </style:style>
    <style:style style:name="T3" style:family="text">
      <style:text-properties officeooo:rsid="00198b95"/>
    </style:style>
    <style:style style:name="T4" style:family="text">
      <style:text-properties officeooo:rsid="001cab8b"/>
    </style:style>
    <style:style style:name="T5" style:family="text">
      <style:text-properties officeooo:rsid="001e0805"/>
    </style:style>
    <style:style style:name="T6" style:family="text">
      <style:text-properties style:font-name="serif" fo:font-size="12pt" style:font-size-asian="12pt" style:font-size-complex="12pt"/>
    </style:style>
    <style:style style:name="T7" style:family="text">
      <style:text-properties style:font-name="serif" fo:font-size="12pt" officeooo:rsid="001e0805" style:font-size-asian="12pt" style:font-size-complex="12pt"/>
    </style:style>
    <style:style style:name="T8" style:family="text">
      <style:text-properties officeooo:rsid="00121939"/>
    </style:style>
    <style:style style:name="T9" style:family="text">
      <style:text-properties style:font-name="sans-serif" fo:font-size="15pt"/>
    </style:style>
    <style:style style:name="T10" style:family="text">
      <style:text-properties style:font-name="sans-serif" fo:font-size="15pt" officeooo:rsid="001e0805"/>
    </style:style>
    <style:style style:name="T11" style:family="text">
      <style:text-properties style:font-name="sans-serif" fo:font-size="12pt"/>
    </style:style>
    <style:style style:name="T12" style:family="text">
      <style:text-properties fo:font-size="15pt"/>
    </style:style>
    <style:style style:name="T13" style:family="text">
      <style:text-properties fo:font-size="15pt" officeooo:rsid="001e0805"/>
    </style:style>
    <style:style style:name="T14" style:family="text">
      <style:text-properties fo:font-size="12pt"/>
    </style:style>
    <style:style style:name="T15" style:family="text">
      <style:text-properties fo:font-size="12pt" style:font-size-asian="12pt" style:font-size-complex="12pt"/>
    </style:style>
    <style:style style:name="T16" style:family="text">
      <style:text-properties fo:font-size="12pt" officeooo:rsid="001e0805" style:font-size-asian="12pt" style:font-size-complex="12pt"/>
    </style:style>
    <style:style style:name="T17" style:family="text">
      <style:text-properties style:font-name="Ubuntu"/>
    </style:style>
    <style:style style:name="T18" style:family="text">
      <style:text-properties style:font-name="Ubuntu" fo:font-size="12pt" style:font-size-asian="12pt" style:font-size-complex="12pt"/>
    </style:style>
    <style:style style:name="T19" style:family="text">
      <style:text-properties style:font-name="Liberation Serif" fo:font-size="12pt" style:font-size-asian="12pt" style:font-size-complex="12pt"/>
    </style:style>
    <style:style style:name="T20" style:family="text">
      <style:text-properties officeooo:rsid="0020a3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khail Zybin</text:p>
      <text:p text:style-name="P1"><text:a xlink:type="simple" xlink:href="mailto:zybinmikhail@protonmail.com" text:style-name="Internet_20_link" text:visited-style-name="Visited_20_Internet_20_Link"><text:span text:style-name="T19">zybinmikhail@protonmail.com</text:span></text:a></text:p>
      <text:p text:style-name="P5">Moscow, Russia +7 977 340 91 64</text:p>
      <text:p text:style-name="P5"/>
      <text:p text:style-name="P5">https://www.linkedin.com/in/mikhail-zybin-525128172/</text:p>
      <text:p text:style-name="P5"/>
      <text:p text:style-name="P5"/>
      <text:p text:style-name="P5">Tinkoff Bank intern-developer</text:p>
      <text:p text:style-name="P5">The job was to use deeplearning techniques in order to develop a recommender system for the bank clients. Namely, based on previous transactions of a client, the system had to predict which restaurant the client would prefer.</text:p>
      <text:p text:style-name="P5"/>
      <text:p text:style-name="P5">Sberbank <text:span text:style-name="T20">CIB</text:span> Leading specialist</text:p>
      <text:p text:style-name="P5">Used ML in various NLP problems, including fraud detection and named entity recognition. Implemented Black-Derman-Toy model of short rate evolution.</text:p>
      <text:p text:style-name="P5"/>
      <text:p text:style-name="P5">Yandex intern-developer</text:p>
      <text:p text:style-name="P5"><text:span text:style-name="T2">W</text:span>orking on <text:span text:style-name="T1">developing Yandex Mail service using neural networks.</text:span></text:p>
      <text:p text:style-name="P5"/>
      <text:p text:style-name="P5">Faculty of Mathematics, Higher School of Economics</text:p>
      <text:p text:style-name="P7">Scientific interests: probability theory, AI and machine learning, computer science, physics. </text:p>
      <text:p text:style-name="P8"><text:span text:style-name="T8">Writing graduate work under supervision of Dmitry Ignatov (</text:span>Deputy Head, Associate Professor <text:span text:style-name="T5">at the</text:span> Department of Data Analysis and Artificial Intelligence at the Faculty of Computer Science<text:span text:style-name="T8">), Andrey Ustyuzhanin (</text:span>Head of Laboratory of Methods of Big Data Analysis <text:s/><text:span text:style-name="T5">and </text:span>Head of joint CERN-Yandex Research &amp; Education programs at Yandex Data Factory<text:span text:style-name="T5">) and Denis Derkach (</text:span>Research Fellow, Higher School of Economics<text:span text:style-name="T5">). </text:span></text:p>
      <text:p text:style-name="P6">The topic is “Machine Learning Approach to Search for Patterns in Physical Phenomena”. <text:span text:style-name="T5">Our goal is to model the way humans investigate and understand the physical laws of nature and create an AI agent that would be able to behave like a scientist, devising hypotheses and performing experiments. We are aiming at creating a system that would be able to discover regularities in data and present them in human-interpretable form, such as a symbolic formula.</text:span></text:p>
      <text:p text:style-name="P6"/>
      <text:p text:style-name="P5">Yandex School of Data Analysis</text:p>
      <text:p text:style-name="P5">"Data Analysis in Applied Science" branch</text:p>
      <text:p text:style-name="P7"/>
      <text:p text:style-name="P5">The School of Data Analysis is an intensive free Master’s-level program in Computer Science and Data Analysis, which has been expanding career opportunities for graduates in engineering, mathematics, computer science or related fields since 2007. Designed and run by Yandex, a search pioneer, which evolved into a company that builds intelligent products and services powered by cutting-edge technologies, the School aims to train specialists in data analysis and information retrieval for further employment at any IT company, including Yandex, anywhere in the world. </text:p>
      <text:p text:style-name="P3">One of the school’s key advantages is the opportunity to learn first-hand from practicing data analysis professionals who know their job inside out. The courses are given by Russian and international experts working at from leading companies and universities. </text:p>
      <text:p text:style-name="P5"/>
      <text:p text:style-name="P5"/>
      <text:p text:style-name="P2"><text:span text:style-name="T19">More information on </text:span><text:a xlink:type="simple" xlink:href="https://yandexdataschool.com/" text:style-name="Internet_20_link" text:visited-style-name="Visited_20_Internet_20_Link"><text:span text:style-name="T19">https://yandexdataschool.com/</text:span></text:a></text:p>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14">Experimantal physics (analysis of data, extraction of sygnals from data) / theoretical physics</text:p>
      <text:p text:style-name="P13">Please elaborate briefly your experience of the chosen domain/s. Note you can also develop further in your CV and/or motivation letter. We also recommend you to include the specific skills (programming languages, hardware, databases etc.) that you have acquired in the previous page “Education” and “Experience” in order to increase your chances of being selected.</text:p>
      <text:p text:style-name="P13"/>
      <text:p text:style-name="P15">I have accomplished several cources on physics in my institute, namely, Astrophysics, Introduction to Physics of Continuous Media, Introduction to Quantum Physics, Research seminar ”Mathematics of Physical Phenomena”, Optics and Spectroscopy. Currently I am studying General Theory of Relativity and another cource on Quantum Physics.</text:p>
      <text:p text:style-name="P16">I have accomplished several cources about probability theory, stochastic processes and financial mathematics, and the knowledge I acquired from these cources is relevant to the problem of time series analysis.</text:p>
      <text:p text:style-name="P15"/>
      <text:p text:style-name="P13"/>
      <text:p text:style-name="P13">Please give details of any interest (and ideally, experience) in specific topics (such as data acquisition, triggers, detector building, simulations, machine learning…) or CERN experiments.</text:p>
      <text:p text:style-name="P10">I believe my <text:span text:style-name="T4">Machine Learning </text:span>skills will be very use<text:span text:style-name="T4">ful in CERN projects. I have studied classical algorithms such as linear regression, kNN, SVM, as well as various deeplearning techniques (perceptrons, CNNs, RNNs). </text:span></text:p>
      <text:p text:style-name="P10"/>
      <text:p text:style-name="P9"/>
      <text:p text:style-name="P9">What is your level of expertise of those? (1. you attended lessons on it 2.you wrote some amount of code on your own in that language 3.Or accomplished a project using it)</text:p>
      <text:p text:style-name="P9"/>
      <text:p text:style-name="P11">I have been studying python for about 6 years, <text:span text:style-name="T3">accomplished my ML projects in Tinkoff Bank and Sberbank using this language with additional use of pytorch, keras, pandas, numpy, jupyter-notebook, catboost and xgboost libraries. I am familiar with C++ for about 4 years, used it to pass my Algorithms course in Yandex School of Data Analysis, currently use it in my job at Yandex.</text:span></text:p>
      <text:p text:style-name="P10">I had used Windows until 2017, when I started using ubuntu on a regular basis. I use ubuntu at my job, too.</text:p>
      <text:p text:style-name="P10"><text:soft-page-break/></text:p>
      <text:p text:style-name="P10">Да, конечно. Только да, основа для текста мне нужна. Напишите два-три предложения про то, чем Вы сейчас занимаетесь и релевантные курсы по ML, которые Вы прошли. </text:p>
      <text:p text:style-name="P10"/>
      <text:p text:style-name="P12">When I worked as ML Engineer Intern at Tinkoff Bank, I used deeplearning techniques to develop a recommender system for the bank clients. Namely, based on previous transactions of a client, the system had to predict which restaurant the client would prefer. In Sberbank CIB I used ML in various NLP problems, including fraud detection and named entity recognition. Currently I am working on developing Yandex Mail service using DSSM neural networks and CatBoost.</text:p>
      <text:p text:style-name="P12">I have passed Deep Learning specialization on coursera and several other courses on this topic.</text:p>
      <text:p text:style-name="P12">My technical skills include Python (PyTorch, Keras, pandas, numpy, jupyter-notebook, catboost, xgboost), C++, Wolfram Mathematica, LaTeX, NLP (fasttext, word2v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2:26:27.275078814</meta:creation-date>
    <dc:date>2020-01-31T12:31:14.488994453</dc:date>
    <meta:editing-duration>PT4H29M47S</meta:editing-duration>
    <meta:editing-cycles>8</meta:editing-cycles>
    <meta:generator>LibreOffice/6.0.7.3$Linux_X86_64 LibreOffice_project/00m0$Build-3</meta:generator>
    <meta:document-statistic meta:table-count="0" meta:image-count="0" meta:object-count="0" meta:page-count="3" meta:paragraph-count="32" meta:word-count="829" meta:character-count="5552" meta:non-whitespace-character-count="4748"/>
  </office:meta>
</office:document-meta>
</file>